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135cm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857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22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85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9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12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76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0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66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2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3.5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4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6.0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6.7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9.721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356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0.991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626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261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896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531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166cm" svg:y="7.3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4cm" svg:y1="3.005cm" svg:x2="3.422cm" svg:y2="3.322cm">
          <text:p/>
        </draw:line>
        <draw:line draw:style-name="gr2" draw:text-style-name="P1" draw:layer="layout" svg:x1="3.732cm" svg:y1="3.351cm" svg:x2="3.422cm" svg:y2="3.005cm">
          <text:p/>
        </draw:line>
        <draw:line draw:style-name="gr2" draw:text-style-name="P1" draw:layer="layout" svg:x1="11.44cm" svg:y1="4.305cm" svg:x2="11.122cm" svg:y2="4.622cm">
          <text:p/>
        </draw:line>
        <draw:line draw:style-name="gr2" draw:text-style-name="P1" draw:layer="layout" svg:x1="11.432cm" svg:y1="4.651cm" svg:x2="11.122cm" svg:y2="4.3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2-04T10:45:04.980800230</meta:creation-date>
    <dc:date>2024-12-04T11:22:25.025360444</dc:date>
    <meta:editing-duration>PT26M47S</meta:editing-duration>
    <meta:editing-cycles>1</meta:editing-cycles>
    <meta:document-statistic meta:object-count="131"/>
    <meta:generator>LibreOffice/7.1.3.2$MacOSX_X86_64 LibreOffice_project/47f78053abe362b9384784d31a6e56f8511eb1c1</meta:generator>
  </office:meta>
</office:document-meta>
</file>